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paragraph-rsid="0006105d"/>
    </style:style>
    <style:style style:name="P2" style:family="paragraph" style:parent-style-name="Text_20_body" style:list-style-name="L7"/>
    <style:style style:name="P3" style:family="paragraph" style:parent-style-name="Text_20_body" style:list-style-name="L8"/>
    <style:style style:name="P4" style:family="paragraph" style:parent-style-name="Text_20_body" style:master-page-name="">
      <loext:graphic-properties draw:fill="none"/>
      <style:paragraph-properties fo:margin-left="0.3118in" fo:margin-right="0in" fo:margin-top="0in" fo:margin-bottom="0.0972in" style:contextual-spacing="false" fo:line-height="115%" fo:text-align="justify" style:justify-single-word="false" fo:text-indent="0in" style:auto-text-indent="false" style:page-number="auto" fo:background-color="transparent"/>
    </style:style>
    <style:style style:name="P5" style:family="paragraph" style:parent-style-name="Text_20_body">
      <loext:graphic-properties draw:fill="none"/>
      <style:paragraph-properties fo:margin-left="0.3118in" fo:margin-right="0in" fo:margin-top="0in" fo:margin-bottom="0.0972in" style:contextual-spacing="false" fo:line-height="115%" fo:text-align="justify" style:justify-single-word="false" fo:text-indent="0in" style:auto-text-indent="false" fo:background-color="transparent"/>
    </style:style>
    <style:style style:name="P6" style:family="paragraph" style:parent-style-name="Text_20_body" style:list-style-name="L4">
      <loext:graphic-properties draw:fill="none"/>
      <style:paragraph-properties fo:margin-left="0.3118in" fo:margin-right="0in" fo:margin-top="0in" fo:margin-bottom="0.0972in" style:contextual-spacing="false" fo:line-height="115%" fo:text-align="justify" style:justify-single-word="false" fo:text-indent="0in" style:auto-text-indent="false" fo:background-color="transparent"/>
    </style:style>
    <style:style style:name="P7" style:family="paragraph" style:parent-style-name="Text_20_body" style:master-page-name="">
      <loext:graphic-properties draw:fill="none"/>
      <style:paragraph-properties fo:margin-left="0.75in" fo:margin-right="0in" fo:margin-top="0in" fo:margin-bottom="0.0972in" style:contextual-spacing="false" fo:line-height="115%" fo:text-align="justify" style:justify-single-word="false" fo:text-indent="-0.4366in" style:auto-text-indent="false" style:page-number="auto" fo:background-color="transparent"/>
      <style:text-properties officeooo:paragraph-rsid="000c0442"/>
    </style:style>
    <style:style style:name="P8" style:family="paragraph" style:parent-style-name="Text_20_body">
      <loext:graphic-properties draw:fill="none"/>
      <style:paragraph-properties fo:margin-left="0.75in" fo:margin-right="0in" fo:margin-top="0in" fo:margin-bottom="0.0972in" style:contextual-spacing="false" fo:line-height="115%" fo:text-align="justify" style:justify-single-word="false" fo:text-indent="-0.4366in" style:auto-text-indent="false" fo:background-color="transparent"/>
      <style:text-properties officeooo:paragraph-rsid="000c0442"/>
    </style:style>
    <style:style style:name="P9" style:family="paragraph" style:parent-style-name="Text_20_body">
      <loext:graphic-properties draw:fill="none"/>
      <style:paragraph-properties fo:margin-left="0.3118in" fo:margin-right="0in" fo:margin-top="0in" fo:margin-bottom="0.0972in" style:contextual-spacing="false" fo:line-height="115%" fo:text-align="justify" style:justify-single-word="false" fo:text-indent="0in" style:auto-text-indent="false" fo:background-color="transparent"/>
      <style:text-properties officeooo:paragraph-rsid="0009f2a2"/>
    </style:style>
    <style:style style:name="P10" style:family="paragraph" style:parent-style-name="Text_20_body">
      <loext:graphic-properties draw:fill="none"/>
      <style:paragraph-properties fo:margin-left="0.3118in" fo:margin-right="0in" fo:margin-top="0in" fo:margin-bottom="0.0972in" style:contextual-spacing="false" fo:line-height="115%" fo:text-align="start" style:justify-single-word="false" fo:text-indent="0in" style:auto-text-indent="false" fo:background-color="transparent"/>
      <style:text-properties officeooo:paragraph-rsid="0009f2a2"/>
    </style:style>
    <style:style style:name="P11" style:family="paragraph" style:parent-style-name="Text_20_body">
      <style:paragraph-properties fo:text-align="center" style:justify-single-word="false"/>
      <style:text-properties officeooo:paragraph-rsid="000acfcf"/>
    </style:style>
    <style:style style:name="P12" style:family="paragraph" style:parent-style-name="Text_20_body">
      <style:paragraph-properties fo:text-align="center" style:justify-single-word="false"/>
      <style:text-properties officeooo:paragraph-rsid="0006105d"/>
    </style:style>
    <style:style style:name="P13" style:family="paragraph" style:parent-style-name="Text_20_body">
      <style:paragraph-properties fo:line-height="100%"/>
    </style:style>
    <style:style style:name="P14" style:family="paragraph" style:parent-style-name="Text_20_body">
      <style:paragraph-properties fo:line-height="100%"/>
      <style:text-properties officeooo:paragraph-rsid="00085e68"/>
    </style:style>
    <style:style style:name="P15" style:family="paragraph" style:parent-style-name="Text_20_body">
      <style:paragraph-properties fo:line-height="100%" fo:text-align="justify" style:justify-single-word="false"/>
    </style:style>
    <style:style style:name="P16" style:family="paragraph" style:parent-style-name="Text_20_body">
      <style:paragraph-properties fo:line-height="100%"/>
      <style:text-properties officeooo:paragraph-rsid="000df645"/>
    </style:style>
    <style:style style:name="P17" style:family="paragraph" style:parent-style-name="Text_20_body" style:list-style-name="L2">
      <style:paragraph-properties fo:text-align="justify" style:justify-single-word="false"/>
      <style:text-properties officeooo:rsid="000c0442" officeooo:paragraph-rsid="000c0442"/>
    </style:style>
    <style:style style:name="P18" style:family="paragraph" style:parent-style-name="Text_20_body" style:list-style-name="L3">
      <loext:graphic-properties draw:fill="none"/>
      <style:paragraph-properties fo:margin-left="0.3118in" fo:margin-right="0in" fo:margin-top="0in" fo:margin-bottom="0.0972in" style:contextual-spacing="false" fo:line-height="115%" fo:text-align="justify" style:justify-single-word="false" fo:text-indent="0in" style:auto-text-indent="false" fo:background-color="transparent"/>
      <style:text-properties fo:font-weight="bold" style:font-weight-asian="bold" style:font-weight-complex="bold"/>
    </style:style>
    <style:style style:name="P19" style:family="paragraph" style:parent-style-name="Text_20_body">
      <style:paragraph-properties fo:text-align="justify" style:justify-single-word="false"/>
      <style:text-properties officeooo:paragraph-rsid="0009f2a2"/>
    </style:style>
    <style:style style:name="P20" style:family="paragraph" style:parent-style-name="Text_20_body" style:list-style-name="L1">
      <style:paragraph-properties fo:text-align="justify" style:justify-single-word="false"/>
    </style:style>
    <style:style style:name="P21" style:family="paragraph" style:parent-style-name="Text_20_body">
      <style:paragraph-properties fo:text-align="justify" style:justify-single-word="false"/>
    </style:style>
    <style:style style:name="P22" style:family="paragraph" style:parent-style-name="Text_20_body" style:list-style-name="L2">
      <style:paragraph-properties fo:text-align="justify" style:justify-single-word="false"/>
    </style:style>
    <style:style style:name="P23" style:family="paragraph" style:parent-style-name="Text_20_body">
      <style:paragraph-properties fo:text-align="justify" style:justify-single-word="false"/>
      <style:text-properties officeooo:paragraph-rsid="000c0442"/>
    </style:style>
    <style:style style:name="P24" style:family="paragraph" style:parent-style-name="Text_20_body">
      <style:paragraph-properties fo:text-align="justify" style:justify-single-word="false"/>
      <style:text-properties officeooo:paragraph-rsid="0006105d"/>
    </style:style>
    <style:style style:name="P25" style:family="paragraph" style:parent-style-name="Text_20_body">
      <style:paragraph-properties fo:text-align="justify" style:justify-single-word="false"/>
      <style:text-properties officeooo:paragraph-rsid="00085e68"/>
    </style:style>
    <style:style style:name="P26" style:family="paragraph" style:parent-style-name="Text_20_body" style:list-style-name="L7">
      <style:paragraph-properties fo:text-align="justify" style:justify-single-word="false"/>
    </style:style>
    <style:style style:name="P27" style:family="paragraph" style:parent-style-name="Text_20_body" style:list-style-name="L8">
      <style:paragraph-properties fo:text-align="justify" style:justify-single-word="false"/>
    </style:style>
    <style:style style:name="T1" style:family="text">
      <style:text-properties fo:font-size="18pt" style:font-size-asian="18pt" style:font-size-complex="18pt"/>
    </style:style>
    <style:style style:name="T2" style:family="text">
      <style:text-properties fo:font-size="18pt" officeooo:rsid="000acfcf" style:font-size-asian="18pt" style:font-size-complex="18pt"/>
    </style:style>
    <style:style style:name="T3" style:family="text">
      <style:text-properties fo:font-size="18pt" officeooo:rsid="000c0442" style:font-size-asian="18pt" style:font-size-complex="18pt"/>
    </style:style>
    <style:style style:name="T4" style:family="text">
      <style:text-properties fo:font-size="14pt" style:font-size-asian="14pt" style:font-size-complex="14pt"/>
    </style:style>
    <style:style style:name="T5" style:family="text">
      <style:text-properties fo:font-size="14pt" officeooo:rsid="0006105d" style:font-size-asian="14pt" style:font-size-complex="14pt"/>
    </style:style>
    <style:style style:name="T6" style:family="text">
      <style:text-properties officeooo:rsid="00085e68"/>
    </style:style>
    <style:style style:name="T7" style:family="text">
      <style:text-properties fo:font-weight="bold" style:font-weight-asian="bold" style:font-weight-complex="bold"/>
    </style:style>
    <style:style style:name="T8" style:family="text">
      <style:text-properties fo:font-weight="bold" officeooo:rsid="000c0442" style:font-weight-asian="bold" style:font-weight-complex="bold"/>
    </style:style>
    <style:style style:name="T9" style:family="text">
      <style:text-properties officeooo:rsid="0009f2a2"/>
    </style:style>
    <style:style style:name="T10" style:family="text">
      <style:text-properties fo:font-size="12pt" style:font-size-asian="10.5pt" style:font-size-complex="12pt"/>
    </style:style>
    <style:style style:name="T11" style:family="text">
      <style:text-properties officeooo:rsid="000c0442"/>
    </style:style>
    <style:style style:name="T12" style:family="text">
      <style:text-properties officeooo:rsid="000df645"/>
    </style:style>
    <text:list-style style:name="L1">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Strong_20_Emphasis"><text:span text:style-name="T2">IAS </text:span></text:span><text:span text:style-name="Strong_20_Emphasis"><text:span text:style-name="T3">Group 8 </text:span></text:span><text:span text:style-name="Strong_20_Emphasis"><text:span text:style-name="T1">Project Proposal</text:span></text:span></text:p>
      <text:p text:style-name="P12"><text:span text:style-name="Strong_20_Emphasis"><text:span text:style-name="T1">Exploring Bias, Radicalization, and Human Choice in AI Recommender Systems</text:span></text:span></text:p>
      <text:p text:style-name="P1"><text:span text:style-name="Strong_20_Emphasis"><text:span text:style-name="T5">1. </text:span></text:span><text:span text:style-name="Strong_20_Emphasis"><text:span text:style-name="T4">Project Description</text:span></text:span></text:p>
      <text:p text:style-name="P19">This project investigates how AI recommender systems, such as those used by YouTube, can influence users toward extremist or polarizing content. </text:p>
      <text:p text:style-name="P19">The study focuses on the interaction between algorithmic recommendations and human choice, examining how biases, personalization, and feedback loops affect the trajectory of content consumption. </text:p>
      <text:p text:style-name="P19">By combining literature research, algorithmic simulations, and interactive demonstrations, the project aims to explore the societal implications of AI-driven content recommendation.</text:p>
      <text:p text:style-name="P19">The primary objective is to illustrate that <text:span text:style-name="T7">recommender systems are not inherently neutral</text:span>. </text:p>
      <text:p text:style-name="P19">By simulating user interactions and analyzing algorithmic outputs, the project will expose how human biases and system design together shape information consumption, potentially leading to radicalization or ideological reinforcement. </text:p>
      <text:p text:style-name="P19">This approach is grounded in empirical research that identifies both algorithmic and human factors contributing to exposure to extreme content:</text:p>
      <text:p text:style-name="Text_20_body"/>
      <text:p text:style-name="Text_20_body"><text:span text:style-name="Strong_20_Emphasis">Research Findings to Inform the Project</text:span></text:p>
      <text:list text:style-name="L1">
        <text:list-item>
          <text:p text:style-name="P20"><text:span text:style-name="Strong_20_Emphasis">Amplification of Extremist Content:</text:span> Studies show that platforms like YouTube can amplify extremist content through their recommendation algorithms. Users may be nudged down a “rabbit hole” of increasingly extreme content, particularly among right-leaning audiences (<text:span text:style-name="T9">[1] </text:span>UC Davis, 2021).</text:p>
        </text:list-item>
        <text:list-item>
          <text:p text:style-name="P20"><text:span text:style-name="Strong_20_Emphasis">Role of User Intent:</text:span> Individual choices play a key role in content exposure. Users with higher levels of predisposition toward certain beliefs are more likely to engage with extreme content, highlighting the interplay between algorithmic recommendations and human behavior (<text:span text:style-name="T9">[4] </text:span>GNET Research, 2022).</text:p>
        </text:list-item>
        <text:list-item>
          <text:p text:style-name="P20"><text:span text:style-name="Strong_20_Emphasis">Counterfactual Studies:</text:span> Research using counterfactual bots demonstrates that algorithmic recommendations, on average, may moderate rather than exacerbate partisan consumption, indicating that the system’s effect is nuanced (<text:span text:style-name="T9">[2] </text:span>arXiv, 2023).</text:p>
        </text:list-item>
        <text:list-item>
          <text:p text:style-name="P20"><text:span text:style-name="Strong_20_Emphasis">Debiasing Interventions:</text:span> Interventions aimed at reducing bias in recommendation algorithms have shown promise, promoting more diverse and ideologically neutral content, though challenges remain for some user groups (<text:span text:style-name="T9">[3] </text:span>arXiv, 2022).</text:p>
        </text:list-item>
      </text:list>
      <text:p text:style-name="P21">These findings emphasize that <text:span text:style-name="T7">recommendation systems can influence societal behaviors but that individual user choices and algorithm design both significantly shape outcomes.</text:span></text:p>
      <text:p text:style-name="P21"><text:span text:style-name="Strong_20_Emphasis"/></text:p>
      <text:p text:style-name="P21"><text:soft-page-break/><text:span text:style-name="Strong_20_Emphasis"><text:span text:style-name="T5">2. </text:span></text:span><text:span text:style-name="Strong_20_Emphasis"><text:span text:style-name="T4">Team Members</text:span></text:span></text:p>
      <text:list text:style-name="L2">
        <text:list-header>
          <text:p text:style-name="P17"><text:span text:style-name="T7">A</text:span>: <text:s/><text:span text:style-name="T7">Francisco José Gomes da Silva</text:span></text:p>
          <text:p text:style-name="P22"><text:span text:style-name="T8">B</text:span><text:span text:style-name="T11">: <text:s/></text:span><text:span text:style-name="T7">José Guilherme Lourenço Correia Marques dos Santos</text:span></text:p>
          <text:p text:style-name="P22"><text:span text:style-name="T8">C</text:span><text:span text:style-name="T11">: <text:s/></text:span><text:span text:style-name="T7">Victor Daniel Tomás Rodriguez</text:span></text:p>
        </text:list-header>
      </text:list>
      <text:p text:style-name="P4"><text:span text:style-name="Strong_20_Emphasis">Team Leader</text:span></text:p>
      <text:list text:style-name="L3">
        <text:list-header>
          <text:p text:style-name="P18">A</text:p>
        </text:list-header>
      </text:list>
      <text:p text:style-name="P5"><text:span text:style-name="Strong_20_Emphasis">Roles of Each Team Member</text:span></text:p>
      <text:list text:style-name="L4">
        <text:list-header>
          <text:p text:style-name="P6"><text:span text:style-name="Strong_20_Emphasis">A:</text:span> Overall coordination, methodology design, implementation of SVD-based simulations.</text:p>
          <text:p text:style-name="P6"><text:span text:style-name="Strong_20_Emphasis">B </text:span><text:span text:style-name="Strong_20_Emphasis"><text:span text:style-name="T11">and C</text:span></text:span><text:span text:style-name="Strong_20_Emphasis">:</text:span> Development of interactive Streamlit demos, user interface design, implementation of click interactions.<text:span text:style-name="Strong_20_Emphasis"> </text:span><text:s/>Data preparation, literature review, documentation, and bibliography compilation.</text:p>
        </text:list-header>
      </text:list>
      <text:p text:style-name="P23"><text:span text:style-name="Strong_20_Emphasis"><text:span text:style-name="T5">3. </text:span></text:span><text:span text:style-name="Strong_20_Emphasis"><text:span text:style-name="T4">Resources</text:span></text:span></text:p>
      <text:p text:style-name="P7"><text:span text:style-name="Strong_20_Emphasis">Data:</text:span> Synthetic dataset of videos or Movielens 100K dataset for SVD experiments; videos categorized into neutral, mildly political, and extreme for controlled simulations.</text:p>
      <text:p text:style-name="P8"><text:span text:style-name="Strong_20_Emphasis">Code:</text:span> Python, Streamlit, NumPy, Pandas, SciPy, Matplotlib.</text:p>
      <text:p text:style-name="P8"><text:span text:style-name="Strong_20_Emphasis">Examples:</text:span> YouTube content for discussion (no copyrighted content included in the demo).</text:p>
      <text:p text:style-name="P8"><text:span text:style-name="Strong_20_Emphasis">Open-source Tools:</text:span> Python libraries, Streamlit, GitHub repositories such as Failed Machine Learning and Awful AI.</text:p>
      <text:p text:style-name="P8"><text:span text:style-name="Strong_20_Emphasis">Other Tools:</text:span> Jupyter Notebook, VS Code, PDF generation tools.</text:p>
      <text:p text:style-name="P10"><text:span text:style-name="Strong_20_Emphasis">Rationale for Dataset Choice</text:span><text:line-break/>Although using a YouTube dataset might seem ideal, full user interaction data is not publicly accessible due to privacy restrictions. </text:p>
      <text:p text:style-name="P9">Moreover, such datasets are extremely large and require extensive preprocessing. </text:p>
      <text:p text:style-name="P9">Using a controlled synthetic dataset or Movielens allows the team to simulate different user personalities and interactions, making it easier to demonstrate the effects of algorithmic bias and feedback loops in an educational and interpretable setting.</text:p>
      <text:p text:style-name="P24"/>
      <text:p text:style-name="P25"><text:span text:style-name="Strong_20_Emphasis"><text:span text:style-name="T5">4. </text:span></text:span><text:span text:style-name="Strong_20_Emphasis"><text:span text:style-name="T4">Bibliography (Selected References)</text:span></text:span></text:p>
      <text:p text:style-name="P25"><text:span text:style-name="Strong_20_Emphasis">[1]</text:span> M. Haroon, M. Wojcieszak, A. Chhabra, X. Liu, P. Mohapatra, and Z. Shafiq, “Auditing YouTube’s recommendation system for ideologically congenial, extreme, and problematic recommendations,” <text:span text:style-name="Emphasis">Proc. Natl. Acad. Sci. U.S.A.</text:span>, edited by D. Massey, Princeton University, Princeton, NJ; received Aug. 1, 2022; accepted Sep. 21, 2023.</text:p>
      <text:p text:style-name="P15"><text:span text:style-name="Strong_20_Emphasis">[2]</text:span> H. Hosseinmardi, A. Ghasemian, M. Rivera-Lanas, M. H. Ribeiro, R. West, and D. J. Watts, “Causally estimating the effect of YouTube’s recommender system using counterfactual bots,” <text:span text:style-name="Emphasis">arXiv preprint arXiv:2308.10398v2 [cs.SI]</text:span>, Dec. 2023.</text:p>
      <text:p text:style-name="P14"><text:soft-page-break/><text:span text:style-name="Strong_20_Emphasis">[3]</text:span> M. Haroon, A. Chhabra, X. Liu, P. Mohapatra, Z. Shafiq, and M. Wojcieszak, “YouTube, The Great Radicalizer? Auditing and mitigating ideological biases in YouTube recommendations,” <text:span text:style-name="Emphasis">arXiv preprint arXiv:2203.10666v2 [cs.CY]</text:span>, Mar. 2022.</text:p>
      <text:p text:style-name="P14"/>
      <text:p text:style-name="P14"><text:span text:style-name="Strong_20_Emphasis">[4]</text:span> J. Whittaker, <text:span text:style-name="Emphasis">Recommendation Algorithms and Extremist Content: A Review of Empirical Evidence</text:span>, Global Internet Forum to Counter Terrorism (GIFCT) Transparency Working Group, 2022. Available: https://gifct.org/wp-content/uploads/2022/07/GIFCT-22WG-TR-Empirical-1.1.pd<text:span text:style-name="T6">f</text:span></text:p>
      <text:p text:style-name="P13"><text:span text:style-name="Strong_20_Emphasis"><text:span text:style-name="T10"/></text:span></text:p>
      <text:p text:style-name="P13"><text:span text:style-name="Strong_20_Emphasis"><text:span text:style-name="T5">5. </text:span></text:span><text:span text:style-name="Strong_20_Emphasis"><text:span text:style-name="T4">Proposed Methodology</text:span></text:span></text:p>
      <text:list text:style-name="L7">
        <text:list-item>
          <text:p text:style-name="P26">Develop a <text:span text:style-name="Strong_20_Emphasis">synthetic dataset of videos or movies</text:span> classified into categories (neutral, mildly political, extreme) to simulate user interactions.</text:p>
        </text:list-item>
        <text:list-item>
          <text:p text:style-name="P26">Implement <text:span text:style-name="Strong_20_Emphasis">SVD-based recommender simulations</text:span> to track latent space drift and propagation of user preferences over time.</text:p>
        </text:list-item>
        <text:list-item>
          <text:p text:style-name="P26">Design an <text:span text:style-name="Strong_20_Emphasis">interactive Streamlit demo</text:span>, allowing participants to make click selections and observe their effect on recommendations and category distributions.</text:p>
        </text:list-item>
        <text:list-item>
          <text:p text:style-name="P26">Conduct a <text:span text:style-name="Strong_20_Emphasis">literature review</text:span> of real-world cases where recommender systems have influenced radicalization or polarization.</text:p>
        </text:list-item>
        <text:list-item>
          <text:p text:style-name="P26">Synthesize findings to create educational materials highlighting the societal influence of algorithmic recommendation systems.</text:p>
          <text:p text:style-name="P2"/>
        </text:list-item>
      </text:list>
      <text:p text:style-name="Text_20_body"><text:span text:style-name="Strong_20_Emphasis"><text:span text:style-name="T5">6. </text:span></text:span><text:span text:style-name="Strong_20_Emphasis"><text:span text:style-name="T4">Potential Practical Activities</text:span></text:span></text:p>
      <text:list text:style-name="L8">
        <text:list-item>
          <text:p text:style-name="P27"><text:span text:style-name="Strong_20_Emphasis">Interactive Simulation:</text:span> Participants adjust user biases and make click choices, observing algorithmic outcomes in real time.</text:p>
        </text:list-item>
        <text:list-item>
          <text:p text:style-name="P27"><text:span text:style-name="Strong_20_Emphasis">Workshop/</text:span><text:span text:style-name="Strong_20_Emphasis"><text:span text:style-name="T12">Seminar</text:span></text:span><text:span text:style-name="Strong_20_Emphasis">:</text:span> Students explore different user personas and feedback loops, analyzing the effects on content diversity. Discussion of case studies on algorithmic radicalization, mitigation strategies, and ethical considerations.</text:p>
        </text:list-item>
        <text:list-item>
          <text:p text:style-name="P27"><text:span text:style-name="Strong_20_Emphasis">Hands-On Exercise:</text:span> Compare simulated algorithmic clicks versus human-chosen interactions to highlight the role of personal agency.</text:p>
          <text:p text:style-name="P3"/>
        </text:list-item>
      </text:list>
      <text:p text:style-name="P16"><text:span text:style-name="Strong_20_Emphasis"><text:span text:style-name="T5">7. </text:span></text:span><text:span text:style-name="Strong_20_Emphasis"><text:span text:style-name="T4">Expected Outcomes</text:span></text:span></text:p>
      <text:p text:style-name="P16"><text:line-break/>This project will provide an educational framework demonstrating how AI recommender systems can amplify biases and influence content consumption. It aims to foster understanding of algorithmic transparency, critical thinking about AI in society, and discussions on ethical AI design and governanc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0-03T07:10:27.599949540</meta:creation-date>
    <dc:date>2025-10-06T10:19:37.545201333</dc:date>
    <meta:editing-duration>PT1H8M4S</meta:editing-duration>
    <meta:editing-cycles>6</meta:editing-cycles>
    <meta:generator>LibreOffice/24.2.7.2$Linux_X86_64 LibreOffice_project/420$Build-2</meta:generator>
    <meta:document-statistic meta:table-count="0" meta:image-count="0" meta:object-count="0" meta:page-count="3" meta:paragraph-count="51" meta:word-count="869" meta:character-count="6499" meta:non-whitespace-character-count="5688"/>
  </office:meta>
</office:document-meta>
</file>